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30000014EA87DD59988C32ABD.png" manifest:media-type="image/png"/>
  <manifest:file-entry manifest:full-path="Pictures/10000201000000EF000000F277E58CB2A7103203.png" manifest:media-type="image/png"/>
  <manifest:file-entry manifest:full-path="Pictures/100002010000014C0000014EEAC126A6FD63A4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328cm" fo:min-width="7.982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906cm" fo:min-width="7.307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258cm"/>
    </style:style>
    <style:style style:name="gr5" style:family="graphic" style:parent-style-name="standard">
      <style:graphic-properties draw:fill-color="#66ff99" draw:textarea-horizontal-align="justify" draw:textarea-vertical-align="middle" draw:auto-grow-height="false" fo:min-height="0.438cm" fo:min-width="2.06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9999" draw:textarea-horizontal-align="justify" draw:textarea-vertical-align="middle" draw:auto-grow-height="false" fo:min-height="0.438cm" fo:min-width="3.46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66ff99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398cm" svg:height="15.494cm" svg:x="1.127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8.255cm" svg:height="4.604cm" svg:x="1.699cm" svg:y="3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1.246cm" svg:height="1.254cm" svg:x="2.703cm" svg:y="1.651cm">
          <draw:image xlink:href="Pictures/100002010000014C0000014EEAC126A6FD63A4A4.png" xlink:type="simple" xlink:show="embed" xlink:actuate="onLoad">
            <text:p text:style-name="P2"><text:s text:c="36"/>project maintainer</text:p>
          </draw:image>
        </draw:frame>
        <draw:frame draw:style-name="gr3" draw:text-style-name="P2" draw:layer="layout" svg:width="2.132cm" svg:height="2.159cm" svg:x="2.96cm" svg:y="4.832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3.604cm" svg:y="3.413cm">
          <draw:text-box>
            <text:p text:style-name="P2">remote</text:p>
          </draw:text-box>
        </draw:frame>
        <draw:custom-shape draw:style-name="gr2" draw:text-style-name="P1" xml:id="id1" draw:id="id1" draw:layer="layout" svg:width="8.255cm" svg:height="4.604cm" svg:x="1.699cm" svg:y="1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2.96cm" svg:y="12.833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3.604cm" svg:y="11.414cm">
          <draw:text-box>
            <text:p text:style-name="P2">local</text:p>
          </draw:text-box>
        </draw:frame>
        <draw:custom-shape draw:style-name="gr1" draw:text-style-name="P1" draw:layer="layout" svg:width="9.398cm" svg:height="15.494cm" svg:x="12.128cm" svg:y="1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8.255cm" svg:height="4.604cm" svg:x="12.7cm" svg:y="3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13.961cm" svg:y="4.833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custom-shape draw:style-name="gr5" draw:text-style-name="P4" draw:layer="layout" svg:width="2.639cm" svg:height="0.762cm" svg:x="16.395cm" svg:y="4.976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4.445cm" svg:height="0.962cm" svg:x="14.605cm" svg:y="3.414cm">
          <draw:text-box>
            <text:p text:style-name="P2">remote</text:p>
          </draw:text-box>
        </draw:frame>
        <draw:custom-shape draw:style-name="gr2" draw:text-style-name="P1" xml:id="id4" draw:id="id4" draw:layer="layout" svg:width="8.255cm" svg:height="4.604cm" svg:x="12.7cm" svg:y="11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" draw:layer="layout" svg:width="2.132cm" svg:height="2.159cm" svg:x="13.961cm" svg:y="12.834cm">
          <draw:image xlink:href="Pictures/10000201000000EF000000F277E58CB2A7103203.png" xlink:type="simple" xlink:show="embed" xlink:actuate="onLoad">
            <text:p text:style-name="P2"><text:s text:c="29"/></text:p>
            <text:p text:style-name="P2"/>
            <text:p text:style-name="P2"/>
          </draw:image>
        </draw:frame>
        <draw:frame draw:style-name="gr4" draw:text-style-name="P3" draw:layer="layout" svg:width="4.445cm" svg:height="0.962cm" svg:x="14.605cm" svg:y="11.415cm">
          <draw:text-box>
            <text:p text:style-name="P2">local</text:p>
          </draw:text-box>
        </draw:frame>
        <draw:frame draw:style-name="gr3" draw:text-style-name="P2" draw:layer="layout" svg:width="1.143cm" svg:height="1.244cm" svg:x="14.7cm" svg:y="1.661cm">
          <draw:image xlink:href="Pictures/10000201000001330000014EA87DD59988C32ABD.png" xlink:type="simple" xlink:show="embed" xlink:actuate="onLoad">
            <text:p text:style-name="P2"><text:s text:c="23"/>developer</text:p>
          </draw:image>
        </draw:frame>
        <draw:custom-shape draw:style-name="gr5" draw:text-style-name="P4" draw:layer="layout" svg:width="2.639cm" svg:height="0.762cm" svg:x="5.395cm" svg:y="4.977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639cm" svg:height="0.762cm" svg:x="5.395cm" svg:y="12.978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639cm" svg:height="0.762cm" svg:x="16.395cm" svg:y="12.979cm">
          <text:p text:style-name="P2">ma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line" svg:x1="5.826cm" svg:y1="11.255cm" svg:x2="5.826cm" svg:y2="7.858cm" draw:start-shape="id1" draw:start-glue-point="0" draw:end-shape="id2" draw:end-glue-point="2" svg:d="M5826 11255v-3397" svg:viewBox="0 0 1 3398">
          <text:p/>
        </draw:connector>
        <draw:connector draw:style-name="gr6" draw:text-style-name="P5" draw:layer="layout" draw:type="line" svg:x1="12.7cm" svg:y1="5.557cm" svg:x2="9.954cm" svg:y2="5.556cm" draw:start-shape="id3" draw:start-glue-point="3" draw:end-shape="id2" draw:end-glue-point="1" svg:d="M12700 5557l-2746-1" svg:viewBox="0 0 2747 2">
          <text:p/>
        </draw:connector>
        <draw:connector draw:style-name="gr6" draw:text-style-name="P5" draw:layer="layout" draw:type="line" svg:x1="16.827cm" svg:y1="11.256cm" svg:x2="16.827cm" svg:y2="7.859cm" draw:start-shape="id4" draw:start-glue-point="0" draw:end-shape="id3" draw:end-glue-point="2" svg:d="M16827 11256v-3397" svg:viewBox="0 0 1 3398">
          <text:p/>
        </draw:connector>
        <draw:custom-shape draw:style-name="gr7" draw:text-style-name="P6" draw:layer="layout" svg:width="4.036cm" svg:height="0.762cm" svg:x="16.395cm" svg:y="13.98cm">
          <text:p text:style-name="P2">fix/bug-12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4T13:31:34.208489757</meta:creation-date>
    <dc:date>2017-08-14T14:34:15.176421924</dc:date>
    <meta:editing-duration>PT20M33S</meta:editing-duration>
    <meta:editing-cycles>4</meta:editing-cycles>
    <meta:generator>LibreOffice/5.1.6.2$Linux_X86_64 LibreOffice_project/10m0$Build-2</meta:generator>
    <meta:document-statistic meta:object-count="24"/>
  </office:meta>
</office:document-meta>
</file>